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pl" fo:country="PL"/>
    </style:style>
    <style:style style:name="P2" style:family="paragraph" style:parent-style-name="Text_20_body">
      <style:text-properties fo:language="pl" fo:country="PL" officeooo:rsid="000d0939" officeooo:paragraph-rsid="000d0939"/>
    </style:style>
    <style:style style:name="P3" style:family="paragraph" style:parent-style-name="Text_20_body">
      <style:paragraph-properties fo:line-height="150%"/>
      <style:text-properties fo:language="pl" fo:country="PL" officeooo:rsid="0018fe62" officeooo:paragraph-rsid="0018fe62"/>
    </style:style>
    <style:style style:name="P4" style:family="paragraph" style:parent-style-name="Subtitle">
      <style:text-properties fo:language="pl" fo:country="PL" officeooo:rsid="000d0939" officeooo:paragraph-rsid="000d0939"/>
    </style:style>
    <style:style style:name="P5" style:family="paragraph" style:parent-style-name="Title">
      <style:text-properties fo:language="pl" fo:country="PL" officeooo:rsid="000d0939" officeooo:paragraph-rsid="000d0939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0d670d" officeooo:paragraph-rsid="0018fe62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0f4c49" officeooo:paragraph-rsid="001a063c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f3636" officeooo:paragraph-rsid="00282823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82823" officeooo:paragraph-rsid="00282823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6db88" officeooo:paragraph-rsid="0016db88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1de629" officeooo:paragraph-rsid="001de629"/>
    </style:style>
    <style:style style:name="P12" style:family="paragraph" style:parent-style-name="Heading_20_1">
      <style:paragraph-properties fo:line-height="150%"/>
      <style:text-properties fo:language="pl" fo:country="PL" officeooo:rsid="000dd387" officeooo:paragraph-rsid="000dd387"/>
    </style:style>
    <style:style style:name="P13" style:family="paragraph" style:parent-style-name="Heading_20_1">
      <style:paragraph-properties fo:line-height="150%"/>
      <style:text-properties fo:language="pl" fo:country="PL" officeooo:rsid="000f4c49" officeooo:paragraph-rsid="000f4c49"/>
    </style:style>
    <style:style style:name="P14" style:family="paragraph" style:parent-style-name="Heading_20_1">
      <style:paragraph-properties fo:line-height="150%"/>
      <style:text-properties fo:language="pl" fo:country="PL" officeooo:rsid="00185cb0" officeooo:paragraph-rsid="00185cb0"/>
    </style:style>
    <style:style style:name="P15" style:family="paragraph" style:parent-style-name="Heading_20_1">
      <style:paragraph-properties fo:line-height="150%"/>
      <style:text-properties fo:language="pl" fo:country="PL" officeooo:rsid="002cfe52" officeooo:paragraph-rsid="002cfe52"/>
    </style:style>
    <style:style style:name="P16" style:family="paragraph" style:parent-style-name="Heading_20_1">
      <style:paragraph-properties fo:line-height="150%" fo:break-before="page"/>
      <style:text-properties fo:language="pl" fo:country="PL" officeooo:rsid="000d670d" officeooo:paragraph-rsid="000d670d"/>
    </style:style>
    <style:style style:name="P17" style:family="paragraph" style:parent-style-name="Heading_20_3">
      <style:paragraph-properties fo:margin-left="0.76cm" fo:margin-right="0cm" fo:line-height="150%" fo:text-indent="0cm" style:auto-text-indent="false">
        <style:tab-stops/>
      </style:paragraph-properties>
      <style:text-properties fo:language="pl" fo:country="PL" officeooo:rsid="001de629" officeooo:paragraph-rsid="0029b73b"/>
    </style:style>
    <style:style style:name="P18" style:family="paragraph" style:parent-style-name="Heading_20_3">
      <style:paragraph-properties fo:margin-left="0.76cm" fo:margin-right="0cm" fo:line-height="150%" fo:text-indent="0cm" style:auto-text-indent="false"/>
      <style:text-properties fo:language="pl" fo:country="PL" officeooo:rsid="001de629" officeooo:paragraph-rsid="001f09a2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cfe52" officeooo:paragraph-rsid="002cfe52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pl" fo:country="PL" officeooo:rsid="002d4992" officeooo:paragraph-rsid="002d795a"/>
    </style:style>
    <style:style style:name="T1" style:family="text">
      <style:text-properties officeooo:rsid="000ee6f6"/>
    </style:style>
    <style:style style:name="T2" style:family="text">
      <style:text-properties officeooo:rsid="00185cb0"/>
    </style:style>
    <style:style style:name="T3" style:family="text">
      <style:text-properties officeooo:rsid="000f4c49"/>
    </style:style>
    <style:style style:name="T4" style:family="text">
      <style:text-properties officeooo:rsid="001a063c"/>
    </style:style>
    <style:style style:name="T5" style:family="text">
      <style:text-properties officeooo:rsid="0020b317"/>
    </style:style>
    <style:style style:name="T6" style:family="text">
      <style:text-properties officeooo:rsid="00250e58"/>
    </style:style>
    <style:style style:name="T7" style:family="text">
      <style:text-properties officeooo:rsid="00282823"/>
    </style:style>
    <style:style style:name="T8" style:family="text">
      <style:text-properties officeooo:rsid="0029b73b"/>
    </style:style>
    <style:style style:name="T9" style:family="text">
      <style:text-properties officeooo:rsid="002a620c"/>
    </style:style>
    <style:style style:name="T10" style:family="text">
      <style:text-properties officeooo:rsid="002d4992"/>
    </style:style>
    <style:style style:name="T11" style:family="text">
      <style:text-properties style:use-window-font-color="true" fo:background-color="#ffff99" loext:char-shading-value="0"/>
    </style:style>
    <style:style style:name="T12" style:family="text">
      <style:text-properties officeooo:rsid="002d795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 szachowy</text:p>
      <text:p text:style-name="P4">Licencjacki projekt programistyczny</text:p>
      <text:p text:style-name="P2"/>
      <text:p text:style-name="P2"/>
      <text:p text:style-name="P2"/>
      <text:p text:style-name="P2"/>
      <text:p text:style-name="P2"/>
      <text:p text:style-name="P2"/>
      <text:p text:style-name="P4">Michał Rapacz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pis treści</text:p>
          </text:index-title>
          <text:list xml:id="list7126137210129778405" text:style-name="Numbering_20_1">
            <text:list-item>
              <text:p text:style-name="P20"><text:a xlink:type="simple" xlink:href="#__RefHeading___Toc116_61445358" text:style-name="Index_20_Link" text:visited-style-name="Index_20_Link">Wstęp<text:tab/>3</text:a></text:p>
            </text:list-item>
            <text:list-item>
              <text:p text:style-name="P20"><text:a xlink:type="simple" xlink:href="#__RefHeading___Toc118_61445358" text:style-name="Index_20_Link" text:visited-style-name="Index_20_Link">Krótki przegląd historii programów szachowych<text:tab/>3</text:a></text:p>
            </text:list-item>
            <text:list-item>
              <text:p text:style-name="P20"><text:a xlink:type="simple" xlink:href="#__RefHeading___Toc95_1077090881" text:style-name="Index_20_Link" text:visited-style-name="Index_20_Link">Obsługa programu i interfejs użytkownika<text:tab/>3</text:a></text:p>
            </text:list-item>
            <text:list-item>
              <text:p text:style-name="P20"><text:a xlink:type="simple" xlink:href="#__RefHeading___Toc97_1077090881" text:style-name="Index_20_Link" text:visited-style-name="Index_20_Link">Algorytmy<text:tab/>3</text:a></text:p>
            </text:list-item>
          </text:list>
          <text:p text:style-name="P21"><text:a xlink:type="simple" xlink:href="#__RefHeading___Toc151_1212427224" text:style-name="Index_20_Link" text:visited-style-name="Index_20_Link">Komputer - losowy<text:tab/>3</text:a></text:p>
          <text:p text:style-name="P21"><text:a xlink:type="simple" xlink:href="#__RefHeading___Toc153_1212427224" text:style-name="Index_20_Link" text:visited-style-name="Index_20_Link">Komputer - zachłanny<text:tab/>4</text:a></text:p>
          <text:list xml:id="list12712234957582" text:continue-numbering="true" text:style-name="Numbering_20_1">
            <text:list-item>
              <text:p text:style-name="P20"><text:a xlink:type="simple" xlink:href="#__RefHeading___Toc99_1077090881" text:style-name="Index_20_Link" text:visited-style-name="Index_20_Link">Kod źródłowy<text:tab/>4</text:a></text:p>
            </text:list-item>
            <text:list-item>
              <text:p text:style-name="P20"><text:a xlink:type="simple" xlink:href="#__RefHeading___Toc155_1212427224" text:style-name="Index_20_Link" text:visited-style-name="Index_20_Link">Wnioski<text:tab/>4</text:a></text:p>
            </text:list-item>
          </text:list>
        </text:index-body>
      </text:table-of-content>
      <text:p text:style-name="P2"/>
      <text:h text:style-name="P16" text:outline-level="1" text:is-list-header="true"><text:bookmark-start text:name="__RefHeading___Toc116_61445358"/>Wstęp<text:bookmark-end text:name="__RefHeading___Toc116_61445358"/></text:h>
      <text:p text:style-name="P6">Celem projektu było napisanie programu umożliwiającego grę w szachy z komputerem lub innym graczem przy jednym komputerze, a także obserwowanie gry dwóch komputerowych graczy przeciwko sobie. Dostępnych jest kilka poziomów trudności gry komputera – szczegółowy opis użytych algorytmów znajduje się w rozdziale "Algorytmy".</text:p>
      <text:p text:style-name="P10">Mimo, iż do tej pory powstało już mnóstwo programów szachowych, to napisanie takiego programu nadal pozostaje ciekawym i niebanalnym wyzwaniem programistycznym i algorytmicznym. Ponadto zadanie to pozwala na bliższe zetknięcie się z jeszcze jednym, interesuącym zagadnieniem: jak bardzo rosnąc<text:span text:style-name="T2">a moc obliczeniowa komputerów wpływa na ich możliwości w intelektualnym "pojedynku" z człowiekiem?</text:span></text:p>
      <text:h text:style-name="P12" text:outline-level="1" text:is-list-header="true"><text:bookmark-start text:name="__RefHeading___Toc118_61445358"/>Krótki przegląd historii programów szachowych<text:bookmark-end text:name="__RefHeading___Toc118_61445358"/></text:h>
      <text:p text:style-name="P22">Szachy były prawdopodobnie jedną z pierwszych gier planszowych, w które zaczęły grać maszyny. Wiązało się to z <text:span text:style-name="T11">dość dużą popularnością tej gry</text:span>, dość prostymi i precyzyjnymi, dającymi się łatwo ująć w matematyczny sposób zasadami, ale <text:span text:style-name="T10">jednocześnie</text:span> z niezwykłą złożonością <text:span text:style-name="T10">rozgrywki przy grze na zaawansowanym poziomie. Z tego ostatniego powodu szachy dawały bardzo duże pole do popisu konstruktorom maszyn i algorytmów grających</text:span></text:p>
      <text:p text:style-name="P23">Już w XVIII wieku powstały pierwsze automaty, których twórcy twierdzili, że są one w stanie wygrać partię szachów z człowiekiem. I rzeczywiście, udawało im się... prędzej czy później jednak okazywało się, że każdą z tych maszyn kierował ukryty we wnętrzu człowiek - było to więc zwykłe oszustwo.</text:p>
      <text:p text:style-name="P23"><text:span text:style-name="T12">cdn.</text:span></text:p>
      <text:h text:style-name="P15" text:outline-level="1" text:is-list-header="true"><text:bookmark-start text:name="__RefHeading___Toc95_1077090881"/>Obsługa programu i interfejs użytkownika<text:bookmark-end text:name="__RefHeading___Toc95_1077090881"/></text:h>
      <text:p text:style-name="P3"><text:span text:style-name="T1">t</text:span>odo</text:p>
      <text:h text:style-name="P13" text:outline-level="1" text:is-list-header="true"><text:bookmark-start text:name="__RefHeading___Toc97_1077090881"/>Algorytmy<text:bookmark-end text:name="__RefHeading___Toc97_1077090881"/></text:h>
      <text:p text:style-name="P7">W programie do wyboru jest kilka algorytmów gry komputera. Różnią się one implementacją oraz poziomem gry. Poniżej znajduje się opis wszystkich algorytmów razem z nazwami, pod jakimi <text:soft-page-break/>są one dostępne w programie.</text:p>
      <text:h text:style-name="P17" text:outline-level="3"><text:bookmark-start text:name="__RefHeading___Toc151_1212427224"/>Komputer - losowy<text:bookmark-end text:name="__RefHeading___Toc151_1212427224"/></text:h>
      <text:p text:style-name="P11"><text:span text:style-name="T4">T</text:span>ak, jak sugeruje nazwa, algorytm ten dokonuje wyboru losowego ruchu z listy wszystkich dostępnych w danej pozycji poprawnych ruchów. Należy tutaj zaznaczyć, że w danej chwili różne figury na planszy mogą zazwyczaj wykonać różną ilość poprawnych ruchów - oznacza to, że algorytm ten z większym prawdopodobieństwem wykona ruch figurą, która w danym momencie ma więcej poprawnych ruchów do wyboru.</text:p>
      <text:p text:style-name="P11">Algorytm ten powstał właściwie w ramach eksperymentu - pod względem siły gry jest bardzo kiepski, z łatwością może zostać pokonany przez osobę dopiero uczącą się zasad gry, przegrywa również ze wszystkimi pozostałymi algorytmami dostępnymi w programie. W starciu dwóch komputerowych graczy używających tego algorytmu w większości przypadków dochodzi do remisu (czasami dopier<text:span text:style-name="T6">o</text:span> po bardzo długim czasie).</text:p>
      <text:h text:style-name="P18" text:outline-level="3"><text:bookmark-start text:name="__RefHeading___Toc153_1212427224"/>Komputer - <text:span text:style-name="T9">zachłanny</text:span><text:bookmark-end text:name="__RefHeading___Toc153_1212427224"/></text:h>
      <text:p text:style-name="P8">Ten algorytm jest pewnym udoskonaleniem w stosunku do algorytmu losowego - nadal dokonuje on wyboru ruchu tylko na podstawie obecnej sytuacji na planszy, nie przewidując kolejnych ruchów przeciwnika, jednak posiada już "umiejętność" wymiernej oceny jakości posunięcia. <text:span text:style-name="T7">Algorytm wybiera z dostępnych ruchów ten o największej wartości, przy czym jeśli jest kilka takich ruchów, z jednakowym prawdopodobieństwem może być wybrany każdy z nich.</text:span></text:p>
      <text:p text:style-name="P8">Ocena <text:span text:style-name="T7">wartości potencjalnego</text:span> ruchu <text:span text:style-name="T7">to po prostu ocena sytuacji na</text:span> planszy uzyskanej po danym ruchu, <text:span text:style-name="T7">liczona następująco</text:span>:</text:p>
      <text:p text:style-name="P8"><draw:frame draw:style-name="fr1" draw:name="Obiekt1" text:anchor-type="as-char" svg:y="-0.377cm" svg:width="14.42cm" svg:height="0.48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,</text:span></text:p>
      <text:p text:style-name="P8"><text:span text:style-name="T5">gdzie poszczególnym figurom na planszy są przypisane następujące wartości: pion – 1, koń – 3, goniec – 3, wieża – 5, królowa – 9. Wartość króla, jako figury przez całą grę przebywającej na planszy, jest nieistotna, można przyjąć, że wynosi 0. Dodatkowo, w szczególnych przypadkach, jeśli dany ruch powodowałby zakończenie gry, wartość planszy jest oceniana odpowiednio na</text:span><text:span text:style-name="T5"><draw:frame draw:style-name="fr1" draw:name="Obiekt2" text:anchor-type="as-char" svg:y="-0.245cm" svg:width="0.787cm" svg:height="0.24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dla mata i 0 dla pata (remisu).</text:span></text:p>
      <text:p text:style-name="P9">Algorytm ten nadal może stanowić wyzwanie co najwyżej dla początkującego szachisty<text:span text:style-name="T8">, jest już jednak znacznym ulepszeniem w stosunku do algorytmu losowego. Potrafi nawet zadać mata w sprzyjających okolicznościach – grając przeciwko algorytmowi losowemu bardzo często mu się to udaje, natomiast w pojedynkach sam ze sobą bardzo szybko doprowadza do zbicia wszystkich figur <text:s/></text:span><text:soft-page-break/><text:span text:style-name="T8">po obu stronach i pozostawienia samych króli na planszy.</text:span></text:p>
      <text:h text:style-name="P13" text:outline-level="1" text:is-list-header="true"><text:bookmark-start text:name="__RefHeading___Toc99_1077090881"/>Kod źródłowy<text:bookmark-end text:name="__RefHeading___Toc99_1077090881"/></text:h>
      <text:p text:style-name="P3"><text:span text:style-name="T3">t</text:span>odo</text:p>
      <text:h text:style-name="P14" text:outline-level="1" text:is-list-header="true"><text:bookmark-start text:name="__RefHeading___Toc155_1212427224"/><text:span text:style-name="T3">W</text:span>nioski<text:bookmark-end text:name="__RefHeading___Toc155_1212427224"/></text:h>
      <text:p text:style-name="P3"><text:span text:style-name="T2">t</text:span>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Numbering_20_1" style:class="index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1:25:08.776000000</meta:creation-date>
    <dc:date>2015-04-30T01:27:11.596000000</dc:date>
    <meta:editing-duration>PT1H37M30S</meta:editing-duration>
    <meta:editing-cycles>33</meta:editing-cycles>
    <meta:generator>LibreOffice/4.4.2.2$Windows_x86 LibreOffice_project/c4c7d32d0d49397cad38d62472b0bc8acff48dd6</meta:generator>
    <meta:document-statistic meta:table-count="0" meta:image-count="0" meta:object-count="2" meta:page-count="5" meta:paragraph-count="37" meta:word-count="615" meta:character-count="4263" meta:non-whitespace-character-count="3683"/>
  </office:meta>
</office:document-meta>
</file>

<file path=Object 1/content.xml><?xml version="1.0" encoding="utf-8"?>
<math xmlns="http://www.w3.org/1998/Math/MathML" display="block">
  <semantics>
    <mrow>
      <mi mathvariant="italic">wartość</mi>
      <mrow>
        <mrow>
          <mo fence="true" stretchy="false">(</mo>
          <mrow>
            <mi mathvariant="italic">plansza</mi>
          </mrow>
          <mo fence="true" stretchy="false">)</mo>
        </mrow>
        <mo stretchy="false">=</mo>
        <mi mathvariant="italic">suma</mi>
      </mrow>
      <mi mathvariant="italic">wartości</mi>
      <mi mathvariant="italic">własnych</mi>
      <mrow>
        <mi mathvariant="italic">figur</mi>
        <mo stretchy="false">−</mo>
        <mi mathvariant="italic">suma</mi>
      </mrow>
      <mi mathvariant="italic">wartości</mi>
      <mi mathvariant="italic">figur</mi>
      <mi mathvariant="italic">przeciwnika</mi>
    </mrow>
    <annotation encoding="StarMath 5.0">wartość( plansza ) = suma wartości własnych figur - suma wartości figur przeciwnika
</annotation>
  </semantics>
</math>
</file>

<file path=Object 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